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style:writing-mode="lr-tb"/>
      <style:text-properties style:font-name="sans-serif" fo:font-size="15.75pt"/>
    </style:style>
    <style:style style:name="P4" style:family="paragraph" style:parent-style-name="Standard">
      <style:paragraph-properties style:writing-mode="lr-tb"/>
      <style:text-properties style:font-name="sans-serif" fo:font-size="15.75pt" fo:font-weight="bold" style:font-weight-asian="bold" style:font-weight-complex="bold"/>
    </style:style>
    <style:style style:name="P5" style:family="paragraph" style:parent-style-name="Standard">
      <style:paragraph-properties style:writing-mode="lr-tb"/>
      <style:text-properties style:font-name="sans-serif" fo:font-size="15.75pt" fo:language="es" fo:country="ES" fo:font-weight="bold" style:font-weight-asian="bold" style:font-weight-complex="bold"/>
    </style:style>
    <style:style style:name="P6" style:family="paragraph" style:parent-style-name="Standard">
      <style:paragraph-properties style:writing-mode="lr-tb"/>
      <style:text-properties style:font-name="sans-seri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writing-mode="lr-tb"/>
      <style:text-properties style:font-name="sans-serif" fo:font-size="12pt" style:font-size-asian="12pt" style:font-size-complex="12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0" style:family="paragraph" style:parent-style-name="Standard">
      <style:paragraph-properties style:line-height-at-least="0.503cm"/>
      <style:text-properties fo:color="#d4d4d4" fo:background-color="#1e1e1e"/>
    </style:style>
    <style:style style:name="T1" style:family="text">
      <style:text-properties style:font-name="sans-serif" fo:font-size="15.75pt"/>
    </style:style>
    <style:style style:name="T2" style:family="text">
      <style:text-properties style:font-name="sans-serif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8080"/>
    </style:style>
    <style:style style:name="T5" style:family="text">
      <style:text-properties fo:color="#808080" style:font-name="Consolas" fo:font-size="10.5pt" fo:font-weight="normal"/>
    </style:style>
    <style:style style:name="T6" style:family="text">
      <style:text-properties fo:color="#569cd6"/>
    </style:style>
    <style:style style:name="T7" style:family="text">
      <style:text-properties fo:color="#569cd6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f44747" style:font-name="Consolas" fo:font-size="10.5pt" fo:font-weight="normal"/>
    </style:style>
    <style:style style:name="T10" style:family="text">
      <style:text-properties fo:color="#ce9178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1"/><text:span text:style-name="T1">1.</text:span> <text:span text:style-name="T1">Mostrar los títulos de los libros con la etiqueta "titulo".</text:span></text:p>
      <text:p text:style-name="P3">(Poniendo el text() al final lo que hacemos es que coja lo de adentro sin atributos)</text:p>
      <text:p text:style-name="P3"/>
      <text:p text:style-name="P6">for $titulo <text:s/>in /bookstore/book/title/text()</text:p>
      <text:p text:style-name="P6">return &lt;titulo&gt;{$titulo}&lt;/titulo&gt;</text:p>
      <text:p text:style-name="P3"/>
      <text:p text:style-name="P3">Otra forma de hacerlo</text:p>
      <text:p text:style-name="P6">for $titulo in /bookstore/book </text:p>
      <text:p text:style-name="P6">return &lt;titulo&gt;{data($titulo/title)}&lt;/titulo&gt; </text:p>
      <text:p text:style-name="P3"/>
      <text:p text:style-name="P1"><text:span text:style-name="T1">2.</text:span> <text:span text:style-name="T1">Mostrar los libros cuyo precio sea menor o igual a 30. Primero</text:span><text:line-break/><text:span text:style-name="T1">incluyendo la condición en la cláusula "where" y luego en la</text:span><text:line-break/><text:span text:style-name="T1">ruta del Xpath.</text:span></text:p>
      <text:p text:style-name="P3"/>
      <text:p text:style-name="P6">for $x in doc("books.xml")/bookstore/book</text:p>
      <text:p text:style-name="P6">where $x/price&lt;=30</text:p>
      <text:p text:style-name="P6">return $x</text:p>
      <text:p text:style-name="P3"/>
      <text:p text:style-name="P6">for $x in /bookstore/book</text:p>
      <text:p text:style-name="P6">where $x/price&lt;=30 <text:s/>or $x/year=2005</text:p>
      <text:p text:style-name="P6">return $x/author</text:p>
      <text:p text:style-name="P3"/>
      <text:p text:style-name="P3">(Poniendo or o and podemos especificar varias condiciones)</text:p>
      <text:p text:style-name="P1"><text:span text:style-name="T1">3.</text:span> <text:span text:style-name="T1">Mostrar sólo el título de los libros cuyo precio sea menor o</text:span></text:p>
      <text:p text:style-name="P1"><text:span text:style-name="T1">igual a 30.</text:span><text:bookmark text:name="page3R_mcid6"/><text:bookmark text:name="page3R_mcid7"/><text:line-break/></text:p>
      <text:p text:style-name="P2">for $x in /bookstore/book</text:p>
      <text:p text:style-name="P2">where $x/price&lt;=30</text:p>
      <text:p text:style-name="P2">return $x/title</text:p>
      <text:p text:style-name="P3"/>
      <text:p text:style-name="P3"/>
      <text:p text:style-name="P3"/>
      <text:p text:style-name="P1"><text:span text:style-name="T1">4.</text:span> <text:span text:style-name="T1">Mostrar sólo el título sin atributos de los libros cuyo precio sea</text:span><text:line-break/><text:span text:style-name="T1">menor o igual a 30.</text:span></text:p>
      <text:p text:style-name="P3"/>
      <text:p text:style-name="P6">for $x in /bookstore/book</text:p>
      <text:p text:style-name="P6">where $x/price&lt;=30</text:p>
      <text:p text:style-name="P6">return &lt;libro&gt;{data($x/title)}&lt;/libro&gt;</text:p>
      <text:p text:style-name="P3"/>
      <text:p text:style-name="P1"><text:soft-page-break/><text:span text:style-name="T1">5.</text:span> <text:span text:style-name="T1">Mostrar el título y el autor de los libros del año 2005, y</text:span><text:line-break/><text:span text:style-name="T1">etiquetar cada uno de ellos con "lib2005".</text:span></text:p>
      <text:p text:style-name="P6"/>
      <text:p text:style-name="P6">for $x in /bookstore/book</text:p>
      <text:p text:style-name="P6">where $x/year=2005</text:p>
      <text:p text:style-name="P6">return &lt;lib2005&gt;{data($x/title)} autor:{data($x/author)}&lt;/lib2005&gt;</text:p>
      <text:p text:style-name="P3"/>
      <text:p text:style-name="P3">for $x in /bookstore/book</text:p>
      <text:p text:style-name="P3">where $x/year=2005</text:p>
      <text:p text:style-name="P3">return &lt;lib2005&gt;{$x/title,$x/author}&lt;/lib2005&gt;</text:p>
      <text:p text:style-name="P3"/>
      <text:p text:style-name="P1"><text:span text:style-name="T1">6.</text:span> <text:span text:style-name="T1">Mostrar los años de publicación, primero con "for" y luego con</text:span><text:line-break/><text:span text:style-name="T1">"let" para comprobar la diferencia entre ellos. Etiquetar la</text:span><text:line-break/><text:span text:style-name="T1">salida con "publicacion".</text:span></text:p>
      <text:p text:style-name="P3"/>
      <text:p text:style-name="P6">for $year <text:s/>in /bookstore/book/year/text()</text:p>
      <text:p text:style-name="P6">return &lt;publicacion&gt;{$year}&lt;/publicacion&gt;</text:p>
      <text:p text:style-name="P3"/>
      <text:p text:style-name="P6">let $year <text:s/>:= /bookstore/book/year</text:p>
      <text:p text:style-name="P6">return &lt;publicacion&gt;{$year}&lt;/publicacion&gt;</text:p>
      <text:p text:style-name="P3"/>
      <text:p text:style-name="P1"><text:span text:style-name="T1">7.</text:span> <text:span text:style-name="T1">Mostrar los libros ordenados primero por "category" y luego</text:span><text:line-break/><text:span text:style-name="T1">por "title" en una sola consulta.</text:span></text:p>
      <text:p text:style-name="P3"/>
      <text:p text:style-name="P6">for $x in doc("books.xml")/bookstore/book</text:p>
      <text:p text:style-name="P6">order by $x/@category, $x/title</text:p>
      <text:p text:style-name="P6">return $x</text:p>
      <text:p text:style-name="P7"/>
      <text:p text:style-name="P1"><text:span text:style-name="T1">8.</text:span> <text:span text:style-name="T1">Mostrar cuántos libros hay, y etiquetarlo con "total".</text:span></text:p>
      <text:p text:style-name="P3"/>
      <text:p text:style-name="P6">let $recuento := count (bookstore/book)</text:p>
      <text:p text:style-name="P6">return &lt;total&gt;{$recuento}&lt;/total&gt;</text:p>
      <text:p text:style-name="P6"/>
      <text:p text:style-name="P1"><text:span text:style-name="T1">9.</text:span> <text:span text:style-name="T1">Mostrar los títulos de los libros y al final una etiqueta con el</text:span><text:line-break/><text:span text:style-name="T1">número total de libros.</text:span></text:p>
      <text:p text:style-name="P3">let $x := /bookstore/book return &lt;libro&gt;{($x)}&lt;/libro&gt;|&lt;total&gt;{count($x/title)}&lt;/total&gt; </text:p>
      <text:p text:style-name="P3"/>
      <text:p text:style-name="P3">let $total := count (/bookstore/book), $titulos := ( for $libro in /bookstore/book/title return &lt;titulo&gt;{$libro/text()}&lt;/titulo&gt;) return &lt;resultado&gt; {$titulos} &lt;total_libros&gt;{$total}&lt;/total_libros&gt; &lt;/resultado&gt;</text:p>
      <text:p text:style-name="P3"><text:soft-page-break/></text:p>
      <text:p text:style-name="P3">let $x := /bookstore/book return &lt;libro&gt; {$x/title} &lt;total&gt;{count($x)}&lt;/total&gt; &lt;/libro&gt; </text:p>
      <text:p text:style-name="P3"/>
      <text:p text:style-name="P1"><text:span text:style-name="T1">10.</text:span> <text:span text:style-name="T1">Mostrar el precio mínimo y máximo de los libros.</text:span></text:p>
      <text:p text:style-name="P6">let $x := <text:s/>(bookstore/book)</text:p>
      <text:p text:style-name="P6">let $min :=min($x/price)</text:p>
      <text:p text:style-name="P6">let $max :=max($x/price)</text:p>
      <text:p text:style-name="P6">return &lt;resultado&gt;</text:p>
      <text:p text:style-name="P6">&lt;min&gt;{$min}&lt;/min&gt;</text:p>
      <text:p text:style-name="P6">&lt;max&gt;{$max}&lt;/max&gt;</text:p>
      <text:p text:style-name="P6">&lt;/resultado&gt;</text:p>
      <text:p text:style-name="P6"/>
      <text:p text:style-name="P6">Otro resultado</text:p>
      <text:p text:style-name="P6">let $x := /bookstore/book return (&lt;minimo&gt;{min($x/price)}&lt;/minimo&gt;,&lt;maximo&gt;{max($x/price)}&lt;/maximo&gt;)</text:p>
      <text:p text:style-name="P3"/>
      <text:p text:style-name="P1"><text:span text:style-name="T1">11.</text:span> <text:span text:style-name="T1">Mostrar el título del libro, su precio y su precio con el IVA</text:span><text:line-break/><text:span text:style-name="T1">incluido, cada uno con su propia etiqueta. Ordénalos por</text:span><text:line-break/><text:span text:style-name="T1">precio con IVA.</text:span></text:p>
      <text:p text:style-name="P3"/>
      <text:p text:style-name="P4">for $x in /bookstore/book</text:p>
      <text:p text:style-name="P4">order by ($x/price*1.21)</text:p>
      <text:p text:style-name="P4">return &lt;book&gt;{($x/title)}{($x/price)}&lt;con_iva&gt;{($x/price*1.21)}&lt;/con_iva&gt; &lt;/book&gt;</text:p>
      <text:p text:style-name="P3"/>
      <text:p text:style-name="P4">for $x in /bookstore/book</text:p>
      <text:p text:style-name="P4">order by ($x/price*1.21)</text:p>
      <text:p text:style-name="P4">return &lt;book&gt;{($x/title)}{($x/price)}&lt;con_iva&gt;{($x/price*1.21)}&lt;/con_iva&gt; &lt;/book&gt;</text:p>
      <text:p text:style-name="P4"/>
      <text:p text:style-name="P3"/>
      <text:p text:style-name="P1"><text:span text:style-name="T1">12.</text:span> <text:span text:style-name="T1">Mostrar la suma total de los precios de los libros con la</text:span><text:line-break/><text:span text:style-name="T1">etiqueta "total".</text:span></text:p>
      <text:p text:style-name="P3"/>
      <text:p text:style-name="P4">let $x := /bookstore/book</text:p>
      <text:p text:style-name="P4">return &lt;total&gt;{sum($x/price)}&lt;/total&gt;</text:p>
      <text:p text:style-name="P3"/>
      <text:p text:style-name="P1"><text:span text:style-name="T1">13.</text:span> <text:span text:style-name="T1">Mostrar cada uno de los precios de los libros, y al final una</text:span><text:line-break/><text:span text:style-name="T1">nueva etiqueta con la suma de los precios.</text:span></text:p>
      <text:p text:style-name="P3"><text:soft-page-break/></text:p>
      <text:p text:style-name="P4">let $x := /bookstore/book</text:p>
      <text:p text:style-name="P4">return ($x/price, &lt;total&gt;{sum($x/price)}&lt;/total&gt;)</text:p>
      <text:p text:style-name="P3"/>
      <text:p text:style-name="P3">Si le ponemos al lado de book,[position()&lt;=3]</text:p>
      <text:p text:style-name="P3"/>
      <text:p text:style-name="P1"><text:span text:style-name="T1">14.</text:span> <text:span text:style-name="T1">Mostrar el título y el número de autores que tiene cada</text:span><text:line-break/><text:span text:style-name="T1">título en etiquetas diferentes.</text:span></text:p>
      <text:p text:style-name="P5">for $x in /bookstore/book</text:p>
      <text:p text:style-name="P5">return &lt;libro&gt;</text:p>
      <text:p text:style-name="P5">{$x/title}</text:p>
      <text:p text:style-name="P5">&lt;autores&gt;{count($x/author)}&lt;/autores&gt;</text:p>
      <text:p text:style-name="P5"/>
      <text:p text:style-name="P5">&lt;/libro&gt;</text:p>
      <text:p text:style-name="P4"/>
      <text:p text:style-name="P1"><text:span text:style-name="T1">15.</text:span> <text:span text:style-name="T1">Mostrar en la misma etiqueta el título y entre paréntesis el</text:span><text:line-break/><text:span text:style-name="T1">número de autores que tiene ese título.</text:span></text:p>
      <text:p text:style-name="P3"/>
      <text:p text:style-name="P4">for $x in /bookstore/book</text:p>
      <text:p text:style-name="P4">return &lt;libro&gt;</text:p>
      <text:p text:style-name="P4">El titulo del libro es {$x/title/text()} y tiene {count ($x/author)} autores</text:p>
      <text:p text:style-name="P4">&lt;/libro&gt;</text:p>
      <text:p text:style-name="P3"/>
      <text:p text:style-name="P1"><text:span text:style-name="T1">16.</text:span> <text:span text:style-name="T1">Mostrar los libros escritos en años que terminen en "3".</text:span></text:p>
      <text:p text:style-name="P3">f<text:span text:style-name="T3">or $x in /bookstore/book</text:span></text:p>
      <text:p text:style-name="P4">where ends-with ($x/year, "3")</text:p>
      <text:p text:style-name="P4">return $x</text:p>
      <text:p text:style-name="P4"/>
      <text:p text:style-name="P4"/>
      <text:p text:style-name="P1"><text:span text:style-name="T1">17.</text:span> <text:span text:style-name="T1">Mostrar los libros cuya categoría empiece por "C".</text:span></text:p>
      <text:p text:style-name="P4">for $x in /bookstore/book</text:p>
      <text:p text:style-name="P4">[ starts-with(upper-case(@category), "C")]</text:p>
      <text:p text:style-name="P4">return $x</text:p>
      <text:p text:style-name="P1"><text:span text:style-name="T1">18.</text:span> <text:span text:style-name="T1">Mostrar</text:span> <text:span text:style-name="T1">los</text:span> <text:span text:style-name="T1">libros</text:span> <text:span text:style-name="T1">que</text:span> <text:span text:style-name="T1">tengan</text:span> <text:span text:style-name="T1">una</text:span> <text:span text:style-name="T1">"X"</text:span> <text:span text:style-name="T1">mayúscula</text:span> <text:span text:style-name="T1">o</text:span><text:line-break/><text:span text:style-name="T1">minúscula</text:span> <text:span text:style-name="T1">en el título ordenados de manera descendente.</text:span></text:p>
      <text:p text:style-name="P3"/>
      <text:p text:style-name="P4"><text:soft-page-break/>for $libro in /bookstore/book</text:p>
      <text:p text:style-name="P4">where contains(upper-case($libro/title), "X")</text:p>
      <text:p text:style-name="P4">order by $libro/title descending</text:p>
      <text:p text:style-name="P4">return $libro</text:p>
      <text:p text:style-name="P3"/>
      <text:p text:style-name="P1"><text:span text:style-name="T1">19.</text:span> <text:span text:style-name="T1">Mostrar el título y el número de caracteres que tiene cada</text:span><text:line-break/><text:span text:style-name="T1">título, cada uno con su propia etiqueta.</text:span></text:p>
      <text:p text:style-name="P3"/>
      <text:p text:style-name="P4">for $libro in /bookstore/book/title</text:p>
      <text:p text:style-name="P4">return</text:p>
      <text:p text:style-name="P4">&lt;libro&gt;</text:p>
      <text:p text:style-name="P4">{$libro}</text:p>
      <text:p text:style-name="P4">&lt;length&gt;{string-length($libro)}&lt;/length&gt;</text:p>
      <text:p text:style-name="P4">&lt;/libro&gt;</text:p>
      <text:p text:style-name="P4"/>
      <text:p text:style-name="P1"><text:span text:style-name="T1">20.</text:span> <text:span text:style-name="T1">Mostrar todos los años en los que se ha publicado un libro</text:span><text:line-break/><text:span text:style-name="T1">eliminando los repetidos. Etiquétalos con "año"</text:span></text:p>
      <text:p text:style-name="P8">for $año in distinct-values (/bookstore/book/year) </text:p>
      <text:p text:style-name="P8">return &lt;año&gt;{$año}&lt;/año&gt;</text:p>
      <text:p text:style-name="P1"><text:bookmark text:name="page18R_mcid1"/><text:span text:style-name="T1">21.</text:span> <text:span text:style-name="T1">Mostrar todos los autores eliminando los que se repiten y</text:span><text:line-break/><text:span text:style-name="T1">ordenados por el número de caracteres que tiene cada autor.</text:span></text:p>
      <text:p text:style-name="P2"><text:bookmark text:name="page18R_mcid2"/><text:bookmark text:name="page18R_mcid3"/>for $autor in distinct-values (/bookstore/book/author) </text:p>
      <text:p text:style-name="P1">return &lt;autor&gt;{$autor}&lt;/autor&gt;<text:line-break/></text:p>
      <text:p text:style-name="P3"/>
      <text:p text:style-name="P3"/>
      <text:p text:style-name="P3"/>
      <text:p text:style-name="P3"/>
      <text:p text:style-name="P3"/>
      <text:p text:style-name="P1"><text:span text:style-name="T1">22.</text:span> <text:span text:style-name="T2">Mostrar los títulos en una tabla de HTML.</text:span> </text:p>
      <text:p text:style-name="Standard">&lt;html&gt;</text:p>
      <text:p text:style-name="Standard">&lt;head&gt; ejercicio x&lt;/head&gt;</text:p>
      <text:p text:style-name="Standard"/>
      <text:p text:style-name="Standard">&lt;body&gt;</text:p>
      <text:p text:style-name="Standard">&lt;h1&gt;Este es mi ejercicio&lt;/h1&gt;</text:p>
      <text:p text:style-name="Standard">&lt;table border="2"&gt;</text:p>
      <text:p text:style-name="Standard"><text:s text:c="2"/>&lt;tr&gt;</text:p>
      <text:p text:style-name="Standard"><text:s text:c="4"/>&lt;th&gt;TITULO &lt;/th&gt;</text:p>
      <text:p text:style-name="Standard"><text:soft-page-break/><text:s text:c="4"/>&lt;th&gt; PRECIO&lt;/th&gt;</text:p>
      <text:p text:style-name="Standard"><text:s text:c="2"/>&lt;/tr&gt;</text:p>
      <text:p text:style-name="Standard"><text:s text:c="2"/>{</text:p>
      <text:p text:style-name="Standard"><text:s text:c="2"/>for $libro in /bookstore/book</text:p>
      <text:p text:style-name="Standard"><text:s text:c="2"/>return </text:p>
      <text:p text:style-name="Standard"><text:s text:c="4"/>&lt;tr&gt;</text:p>
      <text:p text:style-name="Standard"><text:s text:c="6"/>&lt;td&gt;{$libro/title/text()}&lt;/td&gt;</text:p>
      <text:p text:style-name="Standard"><text:s text:c="6"/>&lt;td&gt;{$libro/price/text()}&lt;/td&gt;</text:p>
      <text:p text:style-name="Standard"><text:s text:c="4"/>&lt;/tr&gt;</text:p>
      <text:p text:style-name="Standard">}</text:p>
      <text:p text:style-name="Standard">&lt;/table&gt;</text:p>
      <text:p text:style-name="Standard">&lt;/body&gt;</text:p>
      <text:p text:style-name="Standard"/>
      <text:p text:style-name="Standard">&lt;/html&gt;</text:p>
      <text:p text:style-name="Standard"/>
      <text:p text:style-name="Standard"/>
      <text:p text:style-name="Standard"/>
      <text:p text:style-name="Standard">&lt;html&gt; &lt;head&gt; ejercicio x&lt;/head&gt; &lt;body&gt; &lt;h1&gt;Este es mi ejercicio&lt;/h1&gt; &lt;p&gt; &lt;h2&gt;Titulo&lt;/h2&gt; &lt;ol&gt; { for $libro in /bookstore/book return &lt;li&gt;{$libro/title/text()}&lt;/li&gt; } &lt;/ol&gt; &lt;/p&gt; &lt;p&gt; &lt;h2&gt;Precio&lt;/h2&gt; &lt;ol&gt; { for $libro in /bookstore/book return &lt;li&gt;{$libro/price/text()}&lt;/li&gt; } &lt;/ol&gt; &lt;/p&gt; &lt;/body&gt; &lt;/html&gt;</text:p>
      <text:p text:style-name="Standard"/>
      <text:p text:style-name="Standard">&lt;html&gt; &lt;head&gt; ejercicio x&lt;/head&gt; &lt;body&gt; &lt;h1&gt;Este es mi ejercicio&lt;/h1&gt; &lt;h2&gt;Titulo&lt;/h2&gt; &lt;ol&gt; { for $libro in /bookstore/book return &lt;li&gt;{$libro/title/text()}&lt;/li&gt; } &lt;/ol&gt; &lt;h2&gt;Precio&lt;/h2&gt; &lt;ol&gt; { for $libro in /bookstore/book return &lt;li&gt;{$libro/price/text()}&lt;/li&gt; } &lt;/ol&gt; &lt;/body&gt; &lt;/html&gt;</text:p>
      <text:p text:style-name="Standard"/>
      <text:p text:style-name="Standard"/>
      <text:p text:style-name="Standard">Ejercicios creados por mi (mezcla lista y tabla)</text:p>
      <text:p text:style-name="Standard"/>
      <text:p text:style-name="Standard">&lt;html&gt;</text:p>
      <text:p text:style-name="Standard">&lt;head&gt; ejercicio xQuery&lt;/head&gt;</text:p>
      <text:p text:style-name="Standard">&lt;body&gt;</text:p>
      <text:p text:style-name="Standard">&lt;h1&gt;Este es mi ejercicio&lt;/h1&gt;</text:p>
      <text:p text:style-name="Standard">&lt;table border="2"&gt;</text:p>
      <text:p text:style-name="Standard"><text:s text:c="2"/>&lt;tr&gt;</text:p>
      <text:p text:style-name="Standard"><text:s text:c="4"/>&lt;th&gt;TÍTULO &lt;/th&gt;</text:p>
      <text:p text:style-name="Standard"><text:s text:c="4"/>&lt;th&gt; PRECIO&lt;/th&gt;</text:p>
      <text:p text:style-name="Standard"><text:s text:c="2"/>&lt;/tr&gt;</text:p>
      <text:p text:style-name="Standard"><text:s text:c="2"/>{</text:p>
      <text:p text:style-name="Standard"><text:s text:c="2"/>for $libro in /bookstore/book</text:p>
      <text:p text:style-name="Standard"><text:s text:c="2"/>return </text:p>
      <text:p text:style-name="Standard"><text:s text:c="4"/>&lt;tr&gt;</text:p>
      <text:p text:style-name="Standard"><text:s text:c="6"/>&lt;td&gt;{$libro/title/text()}&lt;/td&gt;</text:p>
      <text:p text:style-name="Standard"><text:s text:c="6"/>&lt;td&gt;{$libro/price/text()}&lt;/td&gt;</text:p>
      <text:p text:style-name="Standard"><text:s text:c="4"/>&lt;/tr&gt;</text:p>
      <text:p text:style-name="Standard">}</text:p>
      <text:p text:style-name="Standard">&lt;/table&gt;</text:p>
      <text:p text:style-name="Standard">(Aqui hay que poner el xquery ya que primero lo ejecutamos por el programa)</text:p>
      <text:p text:style-name="Standard">&lt;ol&gt;</text:p>
      <text:p text:style-name="Standard"><text:s text:c="6"/>&lt;li&gt;30.00&lt;/li&gt;</text:p>
      <text:p text:style-name="Standard"><text:soft-page-break/><text:s text:c="6"/>&lt;li&gt;29.99&lt;/li&gt;</text:p>
      <text:p text:style-name="Standard"><text:s text:c="6"/>&lt;li&gt;49.99&lt;/li&gt;</text:p>
      <text:p text:style-name="Standard"><text:s text:c="6"/>&lt;li&gt;39.95&lt;/li&gt;</text:p>
      <text:p text:style-name="Standard"><text:s text:c="4"/>&lt;/ol&gt;</text:p>
      <text:p text:style-name="Standard">&lt;/body&gt;</text:p>
      <text:p text:style-name="Standard"/>
      <text:p text:style-name="Standard">&lt;/html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4">&lt;</text:span><text:span text:style-name="T6">html</text:span><text:span text:style-name="T4">&gt;</text:span></text:p>
      <text:p text:style-name="P10">  <text:span text:style-name="T5">&lt;</text:span><text:span text:style-name="T7">head</text:span><text:span text:style-name="T5">&gt;</text:span><text:span text:style-name="T8"> ejercicio xQuery</text:span><text:span text:style-name="T5">&lt;/</text:span><text:span text:style-name="T7">head</text:span><text:span text:style-name="T5">&gt;</text:span></text:p>
      <text:p text:style-name="P10">  <text:span text:style-name="T5">&lt;</text:span><text:span text:style-name="T7">body</text:span><text:span text:style-name="T5">&gt;</text:span></text:p>
      <text:p text:style-name="P10">    <text:span text:style-name="T5">&lt;</text:span><text:span text:style-name="T7">h1</text:span><text:span text:style-name="T5">&gt;</text:span><text:span text:style-name="T8">Este es mi ejercicio</text:span><text:span text:style-name="T5">&lt;/</text:span><text:span text:style-name="T7">h1</text:span><text:span text:style-name="T5">&gt;</text:span></text:p>
      <text:p text:style-name="P10">    <text:span text:style-name="T5">&lt;</text:span><text:span text:style-name="T7">table</text:span><text:span text:style-name="T8"> </text:span><text:span text:style-name="T9">border</text:span><text:span text:style-name="T8">=</text:span><text:span text:style-name="T10">"2"</text:span><text:span text:style-name="T5">&gt;</text:span></text:p>
      <text:p text:style-name="P10">      <text:span text:style-name="T5">&lt;</text:span><text:span text:style-name="T7">tr</text:span><text:span text:style-name="T5">&gt;</text:span></text:p>
      <text:p text:style-name="P10">        <text:span text:style-name="T5">&lt;</text:span><text:span text:style-name="T7">th</text:span><text:span text:style-name="T5">&gt;</text:span><text:span text:style-name="T8">TÍTULO </text:span><text:span text:style-name="T5">&lt;/</text:span><text:span text:style-name="T7">th</text:span><text:span text:style-name="T5">&gt;</text:span></text:p>
      <text:p text:style-name="P10">        <text:span text:style-name="T5">&lt;</text:span><text:span text:style-name="T7">th</text:span><text:span text:style-name="T5">&gt;</text:span><text:span text:style-name="T8"> PRECIO</text:span><text:span text:style-name="T5">&lt;/</text:span><text:span text:style-name="T7">th</text:span><text:span text:style-name="T5">&gt;</text:span></text:p>
      <text:p text:style-name="P10">      <text:span text:style-name="T5">&lt;/</text:span><text:span text:style-name="T7">tr</text:span><text:span text:style-name="T5">&gt;</text:span></text:p>
      <text:p text:style-name="P10">      <text:span text:style-name="T5">&lt;</text:span><text:span text:style-name="T7">tr</text:span><text:span text:style-name="T5">&gt;</text:span></text:p>
      <text:p text:style-name="P10">        <text:span text:style-name="T5">&lt;</text:span><text:span text:style-name="T7">td</text:span><text:span text:style-name="T5">&gt;</text:span><text:span text:style-name="T8">Everyday Italian</text:span><text:span text:style-name="T5">&lt;/</text:span><text:span text:style-name="T7">td</text:span><text:span text:style-name="T5">&gt;</text:span></text:p>
      <text:p text:style-name="P10">        <text:span text:style-name="T5">&lt;</text:span><text:span text:style-name="T7">td</text:span><text:span text:style-name="T5">&gt;</text:span><text:span text:style-name="T8">30.00</text:span><text:span text:style-name="T5">&lt;/</text:span><text:span text:style-name="T7">td</text:span><text:span text:style-name="T5">&gt;</text:span></text:p>
      <text:p text:style-name="P10">      <text:span text:style-name="T5">&lt;/</text:span><text:span text:style-name="T7">tr</text:span><text:span text:style-name="T5">&gt;</text:span></text:p>
      <text:p text:style-name="P10">      <text:span text:style-name="T5">&lt;</text:span><text:span text:style-name="T7">tr</text:span><text:span text:style-name="T5">&gt;</text:span></text:p>
      <text:p text:style-name="P10">        <text:span text:style-name="T5">&lt;</text:span><text:span text:style-name="T7">td</text:span><text:span text:style-name="T5">&gt;</text:span><text:span text:style-name="T8">Harry Potter</text:span><text:span text:style-name="T5">&lt;/</text:span><text:span text:style-name="T7">td</text:span><text:span text:style-name="T5">&gt;</text:span></text:p>
      <text:p text:style-name="P10">        <text:span text:style-name="T5">&lt;</text:span><text:span text:style-name="T7">td</text:span><text:span text:style-name="T5">&gt;</text:span><text:span text:style-name="T8">29.99</text:span><text:span text:style-name="T5">&lt;/</text:span><text:span text:style-name="T7">td</text:span><text:span text:style-name="T5">&gt;</text:span></text:p>
      <text:p text:style-name="P10">      <text:span text:style-name="T5">&lt;/</text:span><text:span text:style-name="T7">tr</text:span><text:span text:style-name="T5">&gt;</text:span></text:p>
      <text:p text:style-name="P10">      <text:span text:style-name="T5">&lt;</text:span><text:span text:style-name="T7">tr</text:span><text:span text:style-name="T5">&gt;</text:span></text:p>
      <text:p text:style-name="P10">        <text:span text:style-name="T5">&lt;</text:span><text:span text:style-name="T7">td</text:span><text:span text:style-name="T5">&gt;</text:span><text:span text:style-name="T8">XQuery Kick Start</text:span><text:span text:style-name="T5">&lt;/</text:span><text:span text:style-name="T7">td</text:span><text:span text:style-name="T5">&gt;</text:span></text:p>
      <text:p text:style-name="P10">        <text:span text:style-name="T5">&lt;</text:span><text:span text:style-name="T7">td</text:span><text:span text:style-name="T5">&gt;</text:span><text:span text:style-name="T8">49.99</text:span><text:span text:style-name="T5">&lt;/</text:span><text:span text:style-name="T7">td</text:span><text:span text:style-name="T5">&gt;</text:span></text:p>
      <text:p text:style-name="P10">      <text:span text:style-name="T5">&lt;/</text:span><text:span text:style-name="T7">tr</text:span><text:span text:style-name="T5">&gt;</text:span></text:p>
      <text:p text:style-name="P10"><text:soft-page-break/>      <text:span text:style-name="T5">&lt;</text:span><text:span text:style-name="T7">tr</text:span><text:span text:style-name="T5">&gt;</text:span></text:p>
      <text:p text:style-name="P10">        <text:span text:style-name="T5">&lt;</text:span><text:span text:style-name="T7">td</text:span><text:span text:style-name="T5">&gt;</text:span><text:span text:style-name="T8">Learning XML</text:span><text:span text:style-name="T5">&lt;/</text:span><text:span text:style-name="T7">td</text:span><text:span text:style-name="T5">&gt;</text:span></text:p>
      <text:p text:style-name="P10">        <text:span text:style-name="T5">&lt;</text:span><text:span text:style-name="T7">td</text:span><text:span text:style-name="T5">&gt;</text:span><text:span text:style-name="T8">39.95</text:span><text:span text:style-name="T5">&lt;/</text:span><text:span text:style-name="T7">td</text:span><text:span text:style-name="T5">&gt;</text:span></text:p>
      <text:p text:style-name="P10">      <text:span text:style-name="T5">&lt;/</text:span><text:span text:style-name="T7">tr</text:span><text:span text:style-name="T5">&gt;</text:span></text:p>
      <text:p text:style-name="P10">    <text:span text:style-name="T5">&lt;/</text:span><text:span text:style-name="T7">table</text:span><text:span text:style-name="T5">&gt;</text:span></text:p>
      <text:p text:style-name="P10">    <text:span text:style-name="T5">&lt;</text:span><text:span text:style-name="T7">ol</text:span><text:span text:style-name="T5">&gt;</text:span></text:p>
      <text:p text:style-name="P10">      <text:span text:style-name="T5">&lt;</text:span><text:span text:style-name="T7">li</text:span><text:span text:style-name="T5">&gt;</text:span><text:span text:style-name="T8">30.00</text:span><text:span text:style-name="T5">&lt;/</text:span><text:span text:style-name="T7">li</text:span><text:span text:style-name="T5">&gt;</text:span></text:p>
      <text:p text:style-name="P10">      <text:span text:style-name="T5">&lt;</text:span><text:span text:style-name="T7">li</text:span><text:span text:style-name="T5">&gt;</text:span><text:span text:style-name="T8">29.99</text:span><text:span text:style-name="T5">&lt;/</text:span><text:span text:style-name="T7">li</text:span><text:span text:style-name="T5">&gt;</text:span></text:p>
      <text:p text:style-name="P10">      <text:span text:style-name="T5">&lt;</text:span><text:span text:style-name="T7">li</text:span><text:span text:style-name="T5">&gt;</text:span><text:span text:style-name="T8">49.99</text:span><text:span text:style-name="T5">&lt;/</text:span><text:span text:style-name="T7">li</text:span><text:span text:style-name="T5">&gt;</text:span></text:p>
      <text:p text:style-name="P10">      <text:span text:style-name="T5">&lt;</text:span><text:span text:style-name="T7">li</text:span><text:span text:style-name="T5">&gt;</text:span><text:span text:style-name="T8">39.95</text:span><text:span text:style-name="T5">&lt;/</text:span><text:span text:style-name="T7">li</text:span><text:span text:style-name="T5">&gt;</text:span></text:p>
      <text:p text:style-name="P10">    <text:span text:style-name="T5">&lt;/</text:span><text:span text:style-name="T7">ol</text:span><text:span text:style-name="T5">&gt;</text:span></text:p>
      <text:p text:style-name="P10">  <text:span text:style-name="T5">&lt;/</text:span><text:span text:style-name="T7">body</text:span><text:span text:style-name="T5">&gt;</text:span></text:p>
      <text:p text:style-name="P9"><text:span text:style-name="T4">&lt;/</text:span><text:span text:style-name="T6">html</text:span><text:span text:style-name="T4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11$Win32 OpenOffice.org_project/4111m1$Build-9808</meta:generator>
    <dc:date>2022-05-18T18:44:11.21</dc:date>
    <meta:editing-duration>PT4H6M27S</meta:editing-duration>
    <meta:editing-cycles>15</meta:editing-cycles>
    <meta:document-statistic meta:table-count="0" meta:image-count="0" meta:object-count="0" meta:page-count="8" meta:paragraph-count="193" meta:word-count="880" meta:character-count="6953"/>
  </office:meta>
</office:document-meta>
</file>